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fdbf" officeooo:paragraph-rsid="0013fdbf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fdbf" officeooo:paragraph-rsid="0013fdbf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3fdbf" style:font-size-asian="16pt" style:font-size-complex="16pt"/>
    </style:style>
    <style:style style:name="T1" style:family="text">
      <style:text-properties officeooo:rsid="0013fdbf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ach Us What We Yet May Be</text:p>
      <text:p text:style-name="P1"/>
      <text:p text:style-name="P5">God, who stretched the spangled heavens</text:p>
      <text:p text:style-name="P5">Infinite in time and place,</text:p>
      <text:p text:style-name="P5">Flung the suns in burning radiance</text:p>
      <text:p text:style-name="P5">Through the silent fields of space,</text:p>
      <text:p text:style-name="P5">We, Thy children, in Thy likeness,</text:p>
      <text:p text:style-name="P5">Share inventive powers with Thee</text:p>
      <text:p text:style-name="P5">Great Creator, still creating,</text:p>
      <text:p text:style-name="P5">Teach us what we yet may be.</text:p>
      <text:p text:style-name="P5"/>
      <text:p text:style-name="P5">We have conquered worlds undreamed of</text:p>
      <text:p text:style-name="P5">Since the childhood of our race,</text:p>
      <text:p text:style-name="P5">Known the ecstacy of winging</text:p>
      <text:p text:style-name="P5">Through uncharted realms of space,</text:p>
      <text:p text:style-name="P5">Probed the secrets of the atom,</text:p>
      <text:p text:style-name="P5">Yielding unimagined power</text:p>
      <text:p text:style-name="P5">Facing us with life’s destruction</text:p>
      <text:p text:style-name="P5">Or our most triumphant hour.</text:p>
      <text:p text:style-name="P5"/>
      <text:p text:style-name="P5">As Thy new horizons beckon,</text:p>
      <text:p text:style-name="P5">Father, give us strength to be</text:p>
      <text:p text:style-name="P5">Children of creative purpose,</text:p>
      <text:p text:style-name="P5">Serving man and honoring Thee,</text:p>
      <text:p text:style-name="P5">‘Til our dreams are rich with meaning</text:p>
      <text:p text:style-name="P5">Each endeavor Thy design</text:p>
      <text:p text:style-name="P5">Great Creator, lead us onward</text:p>
      <text:p text:style-name="P5">‘Til our work is one with Thine.</text:p>
      <text:p text:style-name="P6"><text:span text:style-name="T2"/></text:p>
      <text:p text:style-name="P2"/>
      <text:p text:style-name="P2">Composer: <text:span text:style-name="T1">Ludwig van Beethoven</text:span></text:p>
      <text:p text:style-name="P2">Lyricist: <text:span text:style-name="T1">Catherine C. Arnott</text:span></text:p>
      <text:p text:style-name="P2"/>
      <text:p text:style-name="P2"/>
      <text:p text:style-name="P5">Hymns for the Family of God: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8:10:55.387609830</meta:creation-date>
    <meta:editing-duration>PT8M11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03T18:19:06.254056793</dc:date>
    <dc:creator>Hank Warren</dc:creator>
    <meta:document-statistic meta:table-count="0" meta:image-count="0" meta:object-count="0" meta:page-count="1" meta:paragraph-count="28" meta:word-count="151" meta:character-count="861" meta:non-whitespace-character-count="738"/>
    <meta:template xlink:type="simple" xlink:actuate="onRequest" xlink:title="TubaHymn" xlink:href="../../../../../Library/Application%20Support/LibreOffice/4/user/template/TubaHymn1.ott" meta:date="2020-07-03T18:10:55.087228496"/>
  </office:meta>
</office:document-meta>
</file>